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Text_20_body">
      <style:paragraph-properties fo:text-align="center"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Text_20_body">
      <style:paragraph-properties fo:text-align="start" style:justify-single-word="false"/>
    </style:style>
    <style:style style:name="P4" style:family="paragraph" style:parent-style-name="Text_20_body">
      <style:text-properties style:font-name="Times New Roman"/>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text-properties style:font-name="Times New Roman" fo:font-weight="normal" style:font-weight-asian="normal" style:font-weight-complex="normal"/>
    </style:style>
    <style:style style:name="P8" style:family="paragraph" style:parent-style-name="Text_20_body" style:list-style-name="L3"/>
    <style:style style:name="T1" style:family="text">
      <style:text-properties fo:font-weight="normal" style:font-weight-asian="normal" style:font-weight-complex="normal"/>
    </style:style>
    <style:style style:name="T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4" style:family="text">
      <style:text-properties style:text-underline-style="solid" style:text-underline-width="auto" style:text-underline-color="font-color"/>
    </style:style>
    <style:style style:name="T5" style:family="text">
      <style:text-properties fo:font-weight="bold" style:font-weight-asian="bold" style:font-weight-complex="bold"/>
    </style:style>
    <style:style style:name="T6" style:family="text">
      <style:text-properties style:font-name="Times New Roman"/>
    </style:style>
    <style:style style:name="T7" style:family="text">
      <style:text-properties style:font-name="Times New Roman" fo:font-weight="bold" style:font-weight-asian="bold" style:font-weight-complex="bold"/>
    </style:style>
    <style:style style:name="T8" style:family="text">
      <style:text-properties style:font-name="Times New Roman" fo:font-weight="normal" style:font-weight-asian="normal" style:font-weight-complex="normal"/>
    </style:style>
    <style:style style:name="T9" style:family="text">
      <style:text-properties fo:color="#800000"/>
    </style:style>
    <style:style style:name="T10" style:family="text">
      <style:text-properties fo:color="#800000" fo:font-weight="normal" style:font-weight-asian="normal" style:font-weight-complex="normal"/>
    </style:style>
    <style:style style:name="T11" style:family="text">
      <style:text-properties fo:color="#000000"/>
    </style:style>
    <style:style style:name="T12" style:family="text">
      <style:text-properties fo:color="#000000" fo:font-weight="normal" style:font-weight-asian="normal" style:font-weight-complex="normal"/>
    </style:style>
    <style:style style:name="T13" style:family="text">
      <style:text-properties fo:color="#ff333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trong_20_Emphasis">Soutenance – Refonte du site Kasa</text:span></text:p>
      <text:p text:style-name="P3"><text:span text:style-name="Strong_20_Emphasis"><text:span text:style-name="T4">Introduction :</text:span></text:span><text:line-break/>Bonjour à tous. Aujourd’hui, nous allons vous présenter le travail que nous avons réalisé dans le cadre de la <text:span text:style-name="Strong_20_Emphasis">refonte du site Kasa</text:span>, une plate-forme spécialisée dans la location de logements entre particuliers.</text:p>
      <text:p text:style-name="P3">Le projet nous a été confié avec pour objectif de <text:span text:style-name="Strong_20_Emphasis">repenser entièrement la partie Front-End</text:span> du site. Pour cela, nous avons reçu une <text:span text:style-name="Strong_20_Emphasis">maquette Figma complète</text:span> ainsi qu’un <text:span text:style-name="Strong_20_Emphasis">fichier JSON</text:span> qui simule les données côté Back-End. L’objectif principal était de proposer une <text:span text:style-name="Strong_20_Emphasis">expérience utilisateur fluide, moderne, responsive et fidèle à la maquette</text:span>.</text:p>
      <text:p text:style-name="P1"><text:span text:style-name="Strong_20_Emphasis"><text:span text:style-name="T4">Style et Responsive :</text:span></text:span><text:span text:style-name="Strong_20_Emphasis"><text:line-break/></text:span><text:span text:style-name="Strong_20_Emphasis"><text:span text:style-name="T1">Commençons par la partie visuelle et responsive du site.</text:span></text:span></text:p>
      <text:p text:style-name="Text_20_body">Nous avons suivi de manière très rigoureuse les indications fournies dans le <text:span text:style-name="Strong_20_Emphasis">Figma</text:span>, afin de respecter l’identité visuelle souhaitée. Cela concernait aussi bien la version <text:span text:style-name="Strong_20_Emphasis">ordinateur</text:span> que la version <text:span text:style-name="Strong_20_Emphasis">mobile</text:span>, avec une attention particulière portée à la cohérence entre les deux.</text:p>
      <text:p text:style-name="Text_20_body">Pour garantir une <text:span text:style-name="Strong_20_Emphasis">mise en page adaptable</text:span>, nous avons opté pour l’utilisation d’unités en <text:span text:style-name="Strong_20_Emphasis">VW</text:span>. Cette approche permet aux éléments de s’adapter naturellement à la taille de l’écran, même pour les résolutions intermédiaires comme les tablettes.</text:p>
      <text:p text:style-name="Text_20_body">Pour les <text:span text:style-name="Strong_20_Emphasis">écrans très larges</text:span>, nous avons choisi d’intégrer des <text:span text:style-name="Strong_20_Emphasis">marges blanches latérales</text:span>, ce qui permet de garder un contenu centré et une lecture agréable, sans que le design ne soit étiré ou déséquilibré ou trop grossi.</text:p>
      <text:p text:style-name="Text_20_body">Ce travail sur le responsive a été crucial pour offrir une <text:span text:style-name="Strong_20_Emphasis">expérience utilisateur homogène</text:span> quel que soit le support utilisé : mobile, tablette ou desktop.</text:p>
      <text:p text:style-name="P1"><text:span text:style-name="Strong_20_Emphasis"><text:span text:style-name="T4">Pages :</text:span></text:span><text:span text:style-name="Strong_20_Emphasis"><text:line-break/></text:span><text:span text:style-name="Strong_20_Emphasis"><text:span text:style-name="T1">Voyons maintenant en détail les différentes pages du site.</text:span></text:span></text:p>
      <text:p text:style-name="Text_20_body">Tout d’abord, chaque page est encadrée par un <text:span text:style-name="Strong_20_Emphasis">Header</text:span> et un <text:span text:style-name="Strong_20_Emphasis">Footer</text:span>, présents de manière cohérente sur l’ensemble du site. Cela permet à l’utilisateur de retrouver facilement la navigation et les informations importantes.</text:p>
      <text:p text:style-name="Text_20_body">La <text:span text:style-name="Strong_20_Emphasis">page d’accueil</text:span> est structurée d’une <text:span text:style-name="Strong_20_Emphasis">bannière</text:span> en haut de page, suivie d’un affichage en grille des différents <text:span text:style-name="Strong_20_Emphasis">logements disponibles</text:span>. À ce stade du projet, les données sont simulées à partir du fichier <text:span text:style-name="Strong_20_Emphasis">JSON</text:span>, ce qui nous permet de visualiser le site avec du contenu réaliste en attendant la connexion au Back-End final.</text:p>
      <text:p text:style-name="Text_20_body">Lorsque l’utilisateur clique sur un logement, il est redirigé vers une <text:span text:style-name="Strong_20_Emphasis">page dédiée</text:span> qui contient davantage de détails :<text:line-break/>– Un <text:span text:style-name="Strong_20_Emphasis">carrousel</text:span> d’images pour mieux visualiser le logement<text:line-break/>– La <text:span text:style-name="Strong_20_Emphasis">localisation</text:span><text:line-break/>– Les <text:span text:style-name="Strong_20_Emphasis">tags</text:span> pour catégoriser<text:line-break/>– Les informations sur l’<text:span text:style-name="Strong_20_Emphasis">hôte</text:span> avec sa photo<text:line-break/>– La <text:span text:style-name="Strong_20_Emphasis">note</text:span> sous forme d’étoiles<text:line-break/>– Une <text:span text:style-name="Strong_20_Emphasis">description</text:span> détaillée<text:line-break/>– Et une liste d’<text:span text:style-name="Strong_20_Emphasis">équipements</text:span> présentée via un système de <text:span text:style-name="Strong_20_Emphasis">collapses</text:span>, qui permet d’alléger visuellement la page tout en restant interactif.</text:p>
      <text:p text:style-name="Text_20_body">La <text:span text:style-name="Strong_20_Emphasis">page À propos</text:span>, reprend le même principe : une bannière en haut, suivie d’une série de <text:span text:style-name="Strong_20_Emphasis">collapses</text:span> contenant les <text:span text:style-name="Strong_20_Emphasis">valeurs de l’entreprise</text:span> comme la fiabilité, la sécurité ou encore le respect. Chaque valeur est développée dans une zone rétractable pour garder une mise en page simple et lisible.</text:p>
      <text:p text:style-name="Text_20_body">Enfin, nous avons mis en place une <text:span text:style-name="Strong_20_Emphasis">page d’erreur 404</text:span>, qui s’affiche lorsqu’un identifiant de logement est invalide ou inexistant. Cette page informe l’utilisateur clairement que la ressource n’existe pas, tout en lui proposant un lien rapide pour revenir à la page d’accueil.</text:p>
      <text:p text:style-name="P3"><text:soft-page-break/><text:span text:style-name="Strong_20_Emphasis"><text:span text:style-name="T3">Structure du projet :</text:span></text:span><text:span text:style-name="Strong_20_Emphasis"><text:span text:style-name="T2"><text:line-break/></text:span></text:span><text:span text:style-name="Strong_20_Emphasis"><text:span text:style-name="T1">Passons maintenant à la partie technique du projet, c’est-à-dire l’organisation du code, les outils utilisés, et les choix que nous avons faits pour maintenir une structure claire, efficace et évolutive. </text:span></text:span></text:p>
      <text:p text:style-name="P1"><text:span text:style-name="Strong_20_Emphasis"><text:span text:style-name="T1">Tout d’abord, le projet a été réalisé en </text:span></text:span><text:span text:style-name="Strong_20_Emphasis"><text:span text:style-name="T5">React + Vite</text:span></text:span><text:span text:style-name="Strong_20_Emphasis"><text:span text:style-name="T1">, ce qui nous a permis de bénéficier d’un environnement de développement très rapide. Pour le style, nous avons utilisé </text:span></text:span><text:span text:style-name="Strong_20_Emphasis">SCSS</text:span><text:span text:style-name="Strong_20_Emphasis"><text:span text:style-name="T1"> pour profiter des </text:span></text:span><text:span text:style-name="Strong_20_Emphasis"><text:span text:style-name="T13">variables</text:span></text:span><text:span text:style-name="Strong_20_Emphasis"><text:span text:style-name="T12">, des</text:span></text:span><text:span text:style-name="Strong_20_Emphasis"><text:span text:style-name="T10"> </text:span></text:span><text:span text:style-name="Strong_20_Emphasis"><text:span text:style-name="T13">mixins</text:span></text:span><text:span text:style-name="Strong_20_Emphasis"><text:span text:style-name="T9"> </text:span></text:span><text:span text:style-name="Strong_20_Emphasis"><text:span text:style-name="T12">et de la </text:span></text:span><text:span text:style-name="Strong_20_Emphasis"><text:span text:style-name="T11">modularité</text:span></text:span><text:span text:style-name="Strong_20_Emphasis"><text:span text:style-name="T12">.</text:span></text:span></text:p>
      <text:p text:style-name="Text_20_body">Nous avons structuré le projet de façon logique :</text:p>
      <text:list xml:id="list5335154273955379176" text:style-name="L1">
        <text:list-item>
          <text:p text:style-name="P5">Un dossier <text:span text:style-name="Strong_20_Emphasis"><text:span text:style-name="Source_20_Text"><text:span text:style-name="T6">pages</text:span></text:span></text:span><text:span text:style-name="T6"> contenant les pages principales du site,</text:span></text:p>
        </text:list-item>
        <text:list-item>
          <text:p text:style-name="P5"><text:span text:style-name="T6">Un dossier </text:span><text:span text:style-name="Strong_20_Emphasis"><text:span text:style-name="Source_20_Text"><text:span text:style-name="T6">components</text:span></text:span></text:span><text:span text:style-name="T6"> pour tous les composants réutilisables,</text:span></text:p>
        </text:list-item>
        <text:list-item>
          <text:p text:style-name="P5"><text:span text:style-name="T6">Et un dossier </text:span><text:span text:style-name="T7">assets</text:span><text:span text:style-name="T6"> </text:span>où nous avons centralisé certaines variables SCSS communes, comme les couleurs, les tailles de police ou les marges.</text:p>
        </text:list-item>
      </text:list>
      <text:p text:style-name="P1"><text:span text:style-name="Strong_20_Emphasis"><text:span text:style-name="T4">Composants réutilisables :</text:span></text:span></text:p>
      <text:p text:style-name="Text_20_body">L’un des objectifs était de limiter au maximum le code dupliqué. Par exemple, pour le composant <text:span text:style-name="Strong_20_Emphasis">Collapse.jsx</text:span>, que l’on utilise à la fois sur la page "À propos" et sur la page de détails d’un logement, on a créé un composant générique et stylisé.</text:p>
      <text:p text:style-name="Text_20_body"><text:span text:style-name="T1">Ce genre de composant nous permet d’économiser beaucoup de temps, mais surtout d’assurer une </text:span><text:span text:style-name="Strong_20_Emphasis"><text:span text:style-name="T1">cohérence visuelle</text:span></text:span><text:span text:style-name="T1"> sur toutes les pages. Et si l’on veut faire évoluer le design du site, on n’aura qu’un seul endroit à modifier. </text:span></text:p>
      <text:p text:style-name="Text_20_body"><text:span text:style-name="T8">Côté navigation, nous utilisons </text:span><text:span text:style-name="Strong_20_Emphasis"><text:span text:style-name="T6">React Router</text:span></text:span><text:span text:style-name="T8"> dans </text:span><text:span text:style-name="T7">App.jsx</text:span><text:span text:style-name="T8"> pour gérer les différentes routes de l’application :</text:span></text:p>
      <text:list xml:id="list1286445311137969196" text:style-name="L2">
        <text:list-item>
          <text:p text:style-name="P6"><text:span text:style-name="Source_20_Text"><text:span text:style-name="T6">/</text:span></text:span><text:span text:style-name="T6"> pour la page d’accueil,</text:span></text:p>
        </text:list-item>
        <text:list-item>
          <text:p text:style-name="P6"><text:span text:style-name="Source_20_Text"><text:span text:style-name="T6">/about</text:span></text:span><text:span text:style-name="T6"> pour la page "À propos",</text:span></text:p>
        </text:list-item>
        <text:list-item>
          <text:p text:style-name="P6"><text:span text:style-name="Source_20_Text"><text:span text:style-name="T6">/logement/:id</text:span></text:span><text:span text:style-name="T6"> pour les pages de détails,</text:span></text:p>
        </text:list-item>
        <text:list-item>
          <text:p text:style-name="P6"><text:span text:style-name="T6">Et une route wildcard </text:span><text:span text:style-name="Source_20_Text"><text:span text:style-name="T6">*</text:span></text:span><text:span text:style-name="T6"> pour rediriger vers la page 404 en cas d’erreur.</text:span></text:p>
        </text:list-item>
      </text:list>
      <text:p text:style-name="P4"><text:span text:style-name="T1">Ce système de routing nous permet de </text:span><text:span text:style-name="Strong_20_Emphasis">rendre l’application fluide</text:span><text:span text:style-name="T1">, sans rechargement de page, ce qui améliore grandement l’expérience utilisateur. </text:span></text:p>
      <text:p text:style-name="P7"/>
      <text:p text:style-name="P7">Enfin, quelques défis que nous avons rencontrés et résolus :</text:p>
      <text:list xml:id="list714436658531853111" text:style-name="L3">
        <text:list-item>
          <text:p text:style-name="P8">L’adaptation du carrousel sur mobile a demandé un travail spécifique sur les dimensions et <text:span text:style-name="T11">les comportements au swipe.</text:span></text:p>
        </text:list-item>
        <text:list-item>
          <text:p text:style-name="P8">L’intégration fidèle au Figma nous a poussés à affiner les <text:span text:style-name="Strong_20_Emphasis">espacements, les tailles de texte, les ratios d’image</text:span>, etc.</text:p>
        </text:list-item>
        <text:list-item>
          <text:p text:style-name="P8">Nous avons aussi veillé à bien tester le site avec des <text:span text:style-name="Strong_20_Emphasis">cas d’erreur</text:span>, notamment pour le 404 et pour la gestion d’un logement non trouvé.</text:p>
        </text:list-item>
      </text:list>
      <text:p text:style-name="P7"/>
      <text:p text:style-name="P1"><text:span text:style-name="Strong_20_Emphasis"><text:span text:style-name="T4">Conclusion :</text:span></text:span><text:span text:style-name="Strong_20_Emphasis"><text:span text:style-name="T1"><text:line-break/>Le site de Kasa permet maintenant une meilleure expérience pour ses utilisateurs, un meilleur référencement, une navigation plus fluide et un code plus propre. Il est également prêt pour une intégration API future. Merci pour votre attention.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mmy leschaeve</meta:initial-creator>
    <meta:creation-date>2025-04-15T10:35:37.20</meta:creation-date>
    <dc:date>2025-04-15T15:43:50.89</dc:date>
    <dc:creator>jimmy leschaeve</dc:creator>
    <meta:editing-duration>PT5H6M28S</meta:editing-duration>
    <meta:editing-cycles>7</meta:editing-cycles>
    <meta:generator>OpenOffice/4.1.15$Win32 OpenOffice.org_project/4115m2$Build-9813</meta:generator>
    <meta:document-statistic meta:table-count="0" meta:image-count="0" meta:object-count="0" meta:page-count="2" meta:paragraph-count="34" meta:word-count="904" meta:character-count="5578"/>
  </office:meta>
</office:document-meta>
</file>